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padding="0cm" fo:border-left="none" fo:border-right="none" fo:border-top="none" fo:border-bottom="0.035cm solid #000000" style:shadow="none"/>
    </style:style>
    <style:style style:name="P2" style:family="paragraph" style:parent-style-name="Text_20_body">
      <style:text-properties fo:font-size="9pt" style:font-size-asian="9pt" style:font-size-complex="9pt"/>
    </style:style>
    <style:style style:name="P3" style:family="paragraph" style:parent-style-name="Text_20_body">
      <style:text-properties fo:font-size="9pt" fo:font-style="normal" style:font-size-asian="9pt" style:font-style-asian="normal" style:font-size-complex="9pt" style:font-style-complex="normal"/>
    </style:style>
    <style:style style:name="P4" style:family="paragraph" style:parent-style-name="Text_20_body">
      <style:text-properties fo:font-size="7pt" fo:font-style="italic" style:font-size-asian="7pt" style:font-style-asian="italic" style:font-size-complex="7pt" style:font-style-complex="italic"/>
    </style:style>
    <style:style style:name="P5" style:family="paragraph" style:parent-style-name="Text_20_body">
      <style:text-properties fo:font-size="7pt" style:font-size-asian="7pt" style:font-size-complex="7pt"/>
    </style:style>
    <style:style style:name="P6" style:family="paragraph" style:parent-style-name="Text_20_body">
      <style:text-properties fo:font-size="9pt" style:font-size-asian="9pt" style:font-size-complex="9pt"/>
    </style:style>
    <style:style style:name="P7" style:family="paragraph" style:parent-style-name="Text_20_body">
      <style:text-properties fo:font-size="9pt" fo:font-style="normal" style:font-size-asian="9pt" style:font-style-asian="normal" style:font-size-complex="9pt" style:font-style-complex="normal"/>
    </style:style>
    <style:style style:name="P8" style:family="paragraph" style:parent-style-name="Text_20_body">
      <style:text-properties fo:font-size="7pt" style:font-size-asian="7pt" style:font-size-complex="7pt"/>
    </style:style>
    <style:style style:name="P9" style:family="paragraph" style:parent-style-name="Text_20_body">
      <style:text-properties fo:font-size="7pt" fo:font-style="normal" style:font-size-asian="7pt" style:font-style-asian="normal" style:font-size-complex="7pt" style:font-style-complex="normal"/>
    </style:style>
    <style:style style:name="P10" style:family="paragraph" style:parent-style-name="Text_20_body">
      <style:text-properties fo:font-size="7pt" fo:font-style="italic" style:font-size-asian="7pt" style:font-style-asian="italic" style:font-size-complex="7pt"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ize="10pt" fo:font-style="normal" style:font-size-asian="8.75pt" style:font-style-asian="normal" style:font-size-complex="10pt" style:font-style-complex="normal"/>
    </style:style>
    <style:style style:name="P13" style:family="paragraph" style:parent-style-name="Text_20_body">
      <style:paragraph-properties fo:padding="0.049cm" fo:border-left="none" fo:border-right="none" fo:border-top="0.018cm dotted #000000" fo:border-bottom="0.018cm dotted #000000" style:shadow="none"/>
    </style:style>
    <style:style style:name="P14" style:family="paragraph" style:parent-style-name="Heading_20_2">
      <style:text-properties fo:font-style="normal" style:font-style-asian="normal" style:font-style-complex="normal"/>
    </style:style>
    <style:style style:name="P15" style:family="paragraph" style:parent-style-name="Heading_20_2">
      <style:text-properties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style:font-size-asian="6.09999990463257pt"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 fo:font-style="italic" style:font-style-asian="italic" style:font-style-complex="italic"/>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style:font-size-asian="9pt" style:font-size-complex="9pt"/>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QL Syntax-Referenz mit Beispielen </text:h>
      <text:p text:style-name="P1">Eine stark reduzierte Übersicht anhand von Beispielen</text:p>
      <text:p text:style-name="Standard"/>
      <text:h text:style-name="Heading_20_2" text:outline-level="2">Tabellen erstellen: CREATE TABLE</text:h>
      <text:p text:style-name="P2">CREATE TABLE <text:s/>movies (</text:p>
      <text:p text:style-name="P2"><text:s text:c="3"/>id INTEGER PRIMARY KEY AUTOINCREMENT,</text:p>
      <text:p text:style-name="P2"><text:s text:c="3"/>title VARCHAR(64),</text:p>
      <text:p text:style-name="P2"><text:s text:c="3"/>year INTEGER,</text:p>
      <text:p text:style-name="P2"><text:s text:c="3"/>mppa VARCHAR(5),</text:p>
      <text:p text:style-name="P2"><text:s text:c="3"/>director VARCHAR(5),</text:p>
      <text:p text:style-name="P2"><text:s text:c="3"/>runtime INTEGER</text:p>
      <text:p text:style-name="P2">); <text:s text:c="2"/></text:p>
      <text:p text:style-name="P4">Erzeugt eine einfache Tabelle mit 6 Feldern (Spalten), eins davon ist der Primärschlüssel, der automatisch vergeben wird.</text:p>
      <text:p text:style-name="P2">CREATE TABLE moviecast (</text:p>
      <text:p text:style-name="P2"><text:s text:c="3"/>movieid INTEGER NOT NULL,</text:p>
      <text:p text:style-name="P2"><text:s text:c="3"/>actor VARCHAR(64),</text:p>
      <text:p text:style-name="P2"><text:s text:c="3"/>impersonated VARCHAR(64),</text:p>
      <text:p text:style-name="P2"><text:s text:c="3"/>FOREIGN KEY movieid REFERENCES movies(id)</text:p>
      <text:p text:style-name="P2">);</text:p>
      <text:p text:style-name="P4">Erzeugt eine Tabelle mit einem Fremdschlüssel movieid, der auf das <text:span text:style-name="T3">id</text:span>-Feld der <text:span text:style-name="T3">movies</text:span>-Tabelle verweist.</text:p>
      <text:p text:style-name="P12"><text:span text:style-name="T7">Neben INTEGER und VARCHAR gibt es auch noch weitere Datentypen, z.B. DATETIME für Datum und Uhrzeit, TEXT für längeren Text und BLOB für nicht genauer spezifizierte Daten, z.B. Bild- oder Tondaten. Die verfügbaren Datentypen hängen vom verwendeten DBMS ab.</text:span></text:p>
      <text:h text:style-name="Heading_20_2" text:outline-level="2">Neue Datensätze hinzufügen: INSERT</text:h>
      <text:p text:style-name="P2">INSERT INTO movies(id, title, year, mppa, director, runtime) VALUES (1,“Ronin“, 1998, “R“, “John Frankenheimer“, 122)</text:p>
      <text:p text:style-name="P5"><text:span text:style-name="T1">Die id könnte weggelassen werden, weil sie automatisch eingefügt wird (AUTOINCREMENT).</text:span></text:p>
      <text:p text:style-name="P2">INSERT INTO moviecast (movieid, actor, impersonated) VALUES ('1,“Jean Reno“, “Vincent“)</text:p>
      <text:h text:style-name="Heading_20_2" text:outline-level="2">Bestehende Datensätze anpassen: UPDATE</text:h>
      <text:p text:style-name="P2">UPDATE movies SET <text:s/>mppa = “PG-13“ WHERE id = 1</text:p>
      <text:p text:style-name="P5"><text:span text:style-name="T1">Ändert die Altersfreigabe für den Film „Ronin“. Die WHERE-Klausel verwendet den Primary Key, um den Film zu identifizieren.</text:span></text:p>
      <text:p text:style-name="P2">UPDATE movies SET <text:s/>mppa = “PG-13“ WHERE id = 1 or director = “Tim McCanlies“</text:p>
      <text:p text:style-name="P5"><text:span text:style-name="T1">Ändert die Altersfreigabe für den Film mit id 1 und alle Filme des Regisseurs Tim McCanlies.</text:span></text:p>
      <text:p text:style-name="P2">UPDATE moviecast SET <text:s/>actor=“Robert De Niro“, impersonated=“Sam“ WHERE actor=“Jean Reno“</text:p>
      <text:p text:style-name="P5"><text:span text:style-name="T1">Gefährlich, weil die WHERE-Klausel eventuell auf mehrere Datensätze zutrifft. Mit diesem Update werden sie alle modifiziert!</text:span></text:p>
      <text:h text:style-name="P14" text:outline-level="2"><text:span text:style-name="T6">Datensätze löschen: DELETE</text:span></text:h>
      <text:p text:style-name="P11"><text:span text:style-name="T6">DELETE FROM movies WHERE runtime &lt; 100 and director=“Luc Besson“</text:span></text:p>
      <text:p text:style-name="P5"><text:span text:style-name="T1">Löscht alle Datensätze für Filme aus der movies-Tabelle, welche kürzer als 100 Minuten sind und Luc Besson als Regisseur haben.</text:span></text:p>
      <text:h text:style-name="Heading_20_2" text:outline-level="2">Tabellen löschen: DROP TABLE</text:h>
      <text:p text:style-name="P2">DROP TABLE movies</text:p>
      <text:p text:style-name="P3">DROP TABLE moviecast</text:p>
      <text:p text:style-name="P9"><text:span text:style-name="T1">Achtung: Keinerlei Warnung! Die Tabelle inklusive aller Datensätze in ihr wird gelöscht.</text:span></text:p>
      <text:h text:style-name="Heading_20_2" text:outline-level="2"><text:soft-page-break/>Einfache Datenbankabfragen: SELECT</text:h>
      <text:p text:style-name="P2">SELECT * FROM movies <text:s/></text:p>
      <text:p text:style-name="P4">Liefert sämtliche Datensätze der <text:span text:style-name="T3">movies</text:span>-Tabelle.</text:p>
      <text:p text:style-name="P2">SELECT * FROM movies WHERE runtime &gt; 100</text:p>
      <text:p text:style-name="P4">Liefert die Datensätze aller Filme, die länger als 100 Minuten dauern</text:p>
      <text:p text:style-name="P2">SELECT title, runtime FROM movies WHERE year = 1998 AND director=“Tony Kaye“</text:p>
      <text:p text:style-name="P4">Liefert Titel und Spieldauer aller Filme, die 1998 von Regisseur Tony Kaye produziert wurden</text:p>
      <text:h text:style-name="Heading_20_2" text:outline-level="2">Wiederholungen vermeiden</text:h>
      <text:p text:style-name="Text_20_body">SELECT name from genre</text:p>
      <text:p text:style-name="P13"/>
      <text:p text:style-name="P13"/>
      <text:p text:style-name="Text_20_body">SELECT distinct name from genre</text:p>
      <text:p text:style-name="P13"/>
      <text:p text:style-name="P13"/>
      <text:h text:style-name="Heading_20_2" text:outline-level="2">Aggregationsfunktionen: Zählen und Summieren</text:h>
      <text:p text:style-name="Text_20_body">SELECT count(name) FROM genre</text:p>
      <text:p text:style-name="P13"/>
      <text:p text:style-name="P13"/>
      <text:p text:style-name="Text_20_body">SELECT count(distinct name) FROM genre</text:p>
      <text:p text:style-name="P13"/>
      <text:p text:style-name="P13"/>
      <text:p text:style-name="Text_20_body">SELECT sum(runtime) FROM movies WHERE year = 1998</text:p>
      <text:p text:style-name="P13"/>
      <text:p text:style-name="P13"/>
      <text:h text:style-name="Heading_20_2" text:outline-level="2">Nach Aggregat gruppieren</text:h>
      <text:p text:style-name="Text_20_body">SELECT director, count(id) FROM movies GROUP BY director</text:p>
      <text:p text:style-name="P4">Gruppiert alle Filmdatensätze nach dem Regisseur und zählt dann nicht mehr sämtliche Datensätze, sondern für jede Gruppe (d.h. Jeden Regisseur), wieviele Datensätze in dieser Gruppe sind. Liefert also im obigen Fall die Antwort darauf, wieviele Filme jeder Regisseur gemacht hat.</text:p>
      <text:h text:style-name="Heading_20_2" text:outline-level="2">Nur bestimmte Gruppierungen auswählen</text:h>
      <text:p text:style-name="Text_20_body">SELECT director, count(id) FROM movies GROUP BY director HAVING count(id) &gt; 1</text:p>
      <text:p text:style-name="P13"/>
      <text:p text:style-name="P13"/>
      <text:h text:style-name="Heading_20_2" text:outline-level="2">Tabellen verknüpfen</text:h>
      <text:p text:style-name="Text_20_body">SELECT title FROM movies,genre WHERE id = movieid AND name = “Comedy“</text:p>
      <text:p text:style-name="P4">Liefert den Titel aller Komödien. Die Klausel id = movieid ist nötig, damit aus beiden Tabellen nur zusammengehörende Kombinationen ausgewählt werden.</text:p>
      <text:p text:style-name="Text_20_body"><text:span text:style-name="T6"/></text:p>
      <text:p text:style-name="Text_20_body"><text:span text:style-name="T6">SELECT title FROM movies,genre,moviecast WHERe id=genre.movieid AND id=moviecast.movieid AND name=“Sci-Fi“ and actor=“Bruce Willis“</text:span></text:p>
      <text:p text:style-name="P5"><text:span text:style-name="T1">Wenn Attribute gleich heissen, muss die Tabellenbezeichnung ebenfalls angegeben werden: </text:span><text:span text:style-name="T3">id = genre.moviei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0pt" fo:font-style="normal" fo:font-weight="bold" style:font-size-asian="14pt" style:font-style-asian="italic" style:font-weight-asian="normal" style:font-size-complex="14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scal Schuppli</meta:initial-creator>
    <meta:creation-date>2010-08-25T21:47:41</meta:creation-date>
    <dc:date>2012-03-09T14:51:09</dc:date>
    <dc:creator>Pascal Schuppli</dc:creator>
    <meta:editing-duration>PT2H7M50S</meta:editing-duration>
    <meta:editing-cycles>22</meta:editing-cycles>
    <meta:generator>LibreOffice/3.3$Linux LibreOffice_project/330m19$Build-202</meta:generator>
    <meta:document-statistic meta:table-count="0" meta:image-count="0" meta:object-count="0" meta:page-count="2" meta:paragraph-count="62" meta:word-count="532" meta:character-count="3759"/>
  </office:meta>
</office:document-meta>
</file>